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outline1">
      <style:graphic-properties draw:fill-color="#ffffff" fo:min-height="13.86cm"/>
    </style:style>
    <style:style style:name="pr9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  <style:text-properties fo:font-size="12pt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style:style style:name="T7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2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3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4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5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7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8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50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All tests should be traceable to customer requirements</text:p>
              </text:list-item>
            </text:list>
            <text:list text:style-name="L2">
              <text:list-item>
                <text:p text:id="id52" text:style-name="P5">Test should be planned long before testing begins, before any code is written</text:p>
              </text:list-item>
            </text:list>
            <text:list text:style-name="L2">
              <text:list-item>
                <text:p text:id="id53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4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5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6" text:style-name="P5">Exhaustive testing is not possible</text:p>
              </text:list-item>
            </text:list>
            <text:list text:style-name="L2">
              <text:list-item>
                <text:p text:id="id57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8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9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6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1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4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5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6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2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3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8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9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80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2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3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4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5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9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1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2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3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6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8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3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4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5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6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7" text:style-name="P5">Basis set</text:p>
              </text:list-item>
            </text:list>
            <text:list text:style-name="L2">
              <text:list-item>
                <text:list>
                  <text:list-item>
                    <text:p text:id="id108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9" text:style-name="P12">Review procedural design</text:p>
              </text:list-item>
            </text:list>
            <text:list text:style-name="L3" text:continue-numbering="true">
              <text:list-item>
                <text:p text:id="id110" text:style-name="P12">Derive a flow graph</text:p>
              </text:list-item>
            </text:list>
            <text:list text:style-name="L3" text:continue-numbering="true">
              <text:list-item>
                <text:p text:id="id111" text:style-name="P12">Determine cyclomatic complexity</text:p>
              </text:list-item>
            </text:list>
            <text:list text:style-name="L3" text:continue-numbering="true">
              <text:list-item>
                <text:p text:id="id112" text:style-name="P12">Determine a basis set</text:p>
              </text:list-item>
            </text:list>
            <text:list text:style-name="L3" text:continue-numbering="true">
              <text:list-item>
                <text:p text:id="id113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4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9"><text:span text:style-name="T6">PROCEDURE search</text:span></text:p>
              </text:list-item>
            </text:list>
            <text:list text:style-name="L2">
              <text:list-item>
                <text:p text:style-name="P9"><text:span text:style-name="T6">INTERFACE RETURNS position</text:span></text:p>
              </text:list-item>
            </text:list>
            <text:list text:style-name="L2">
              <text:list-item>
                <text:p text:style-name="P9"><text:span text:style-name="T6">INTERFACE ACCEPTS data, key</text:span></text:p>
              </text:list-item>
            </text:list>
            <text:list text:style-name="L2">
              <text:list-item>
                <text:p text:style-name="P9"><text:span text:style-name="T6">TYPE data[1:5] IS SCALAR ARRAY;</text:span></text:p>
              </text:list-item>
            </text:list>
            <text:list text:style-name="L2">
              <text:list-item>
                <text:p text:style-name="P9"><text:span text:style-name="T6">TYPE position, key,i IS INTEGER;</text:span></text:p>
              </text:list-item>
            </text:list>
            <text:list text:style-name="L2">
              <text:list-item>
                <text:p text:style-name="P9"><text:span text:style-name="T6">i=1;</text:span></text:p>
              </text:list-item>
            </text:list>
            <text:list text:style-name="L2">
              <text:list-item>
                <text:p text:style-name="P9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9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V(G) = 8 – 7 + 2 = 3</text:p>
              </text:list-item>
            </text:list>
            <text:list text:style-name="L2">
              <text:list-item>
                <text:p text:id="id115" text:style-name="P5">Path 1: 1-2-3-4-7</text:p>
              </text:list-item>
            </text:list>
            <text:list text:style-name="L2">
              <text:list-item>
                <text:p text:id="id116" text:style-name="P5">Path 2: 1-[2-3-5]*-2-3-4-7</text:p>
              </text:list-item>
            </text:list>
            <text:list text:style-name="L2">
              <text:list-item>
                <text:p text:id="id117" text:style-name="P5">Path 3: 1-[2-3-5]*-6-7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18" text:style-name="P5">Path 1 Test Case</text:p>
              </text:list-item>
            </text:list>
            <text:list text:style-name="L2">
              <text:list-item>
                <text:list>
                  <text:list-item>
                    <text:p text:id="id119" text:style-name="P6">data : [1,2,3,4,5], key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expected: 1</text:p>
                  </text:list-item>
                </text:list>
              </text:list-item>
            </text:list>
            <text:list text:style-name="L2">
              <text:list-item>
                <text:p text:id="id121" text:style-name="P5">Path 2 Test Case</text:p>
              </text:list-item>
            </text:list>
            <text:list text:style-name="L2">
              <text:list-item>
                <text:list>
                  <text:list-item>
                    <text:p text:id="id122" text:style-name="P6">data : [1,2,3,4,5], key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expected: 5</text:p>
                  </text:list-item>
                </text:list>
              </text:list-item>
            </text:list>
            <text:list text:style-name="L2">
              <text:list-item>
                <text:p text:id="id124" text:style-name="P5">Path 3 Test Case</text:p>
              </text:list-item>
            </text:list>
            <text:list text:style-name="L2">
              <text:list-item>
                <text:list>
                  <text:list-item>
                    <text:p text:id="id125" text:style-name="P6">data : [1,2,3,4,5], key: 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6">expected: 0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5.328cm" svg:x="1.4cm" svg:y="4.914cm" presentation:class="outline" presentation:user-transformed="true">
          <draw:text-box>
            <text:list text:style-name="L2">
              <text:list-item>
                <text:p text:id="id127" text:style-name="P5">Tests the logical conditions contained in a program module</text:p>
              </text:list-item>
            </text:list>
            <text:list text:style-name="L2">
              <text:list-item>
                <text:p text:id="id128" text:style-name="P5">Definitions</text:p>
              </text:list-item>
            </text:list>
            <text:list text:style-name="L2">
              <text:list-item>
                <text:list>
                  <text:list-item>
                    <text:p text:id="id129" text:style-name="P6">simple condition : boolean variable, relational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6">relational expression : E1(relational-operator)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1" text:style-name="P6">relational operator : &lt;,&lt;=,==,!=,&gt;,&gt;=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compound condition : composed of two or more simple conditions, boolean operators, parenthesi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efinitions</text:p>
              </text:list-item>
            </text:list>
            <text:list text:style-name="L2">
              <text:list-item>
                <text:list>
                  <text:list-item>
                    <text:p text:id="id133" text:style-name="P6">boolean operators : OR (|), AND (&amp;&amp;), NOT(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6">boolean expression : condition without relational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components in a cond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boolean operator, boolean variable, pair of boolean parenthesis(surrounding a simple or compound condition), relational operator, or arithmetic express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7" text:style-name="P5">A condition is incorrect if at least one component of the condition is incorrect</text:p>
              </text:list-item>
            </text:list>
            <text:list text:style-name="L2">
              <text:list-item>
                <text:p text:id="id138" text:style-name="P5">Types of error in a condition</text:p>
              </text:list-item>
            </text:list>
            <text:list text:style-name="L2">
              <text:list-item>
                <text:list>
                  <text:list-item>
                    <text:p text:id="id139" text:style-name="P6">boolean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boolean variable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6">boolean parenthesis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relational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6">arithmetic expressio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996cm" svg:x="1.4cm" svg:y="4.914cm" presentation:class="outline" presentation:user-transformed="true">
          <draw:text-box>
            <text:list text:style-name="L2">
              <text:list-item>
                <text:p text:id="id144" text:style-name="P5">Testing strategies</text:p>
              </text:list-item>
            </text:list>
            <text:list text:style-name="L2">
              <text:list-item>
                <text:list>
                  <text:list-item>
                    <text:p text:id="id145" text:style-name="P6">Branch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6" text:style-name="P7">For a compound condition C, the true and false branches of C and every simple condition in C need to be executed at least o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Domain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8" text:style-name="P7">Given a relational expression: E1(relational-operator)E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49" text:style-name="P15">test for E1{&lt;,=,&gt;}E2, three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6">Exhaustive testing for n boolean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7">useful if n is small (2 to the n) combination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5.268cm" svg:x="1.4cm" svg:y="4.914cm" presentation:class="outline" presentation:user-transformed="true">
          <draw:text-box>
            <text:list text:style-name="L2">
              <text:list-item>
                <text:p text:id="id152" text:style-name="P5">Selects test paths of a program according to the location of the definitions and uses of variables in the program</text:p>
              </text:list-item>
            </text:list>
            <text:list text:style-name="L2">
              <text:list-item>
                <text:p text:id="id153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4" text:style-name="P6">DEF(S) = { X | statement S contain a definition of X 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6">USE(S) = { X | statement S contain a use of X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6">live(X,S,S') : there is a path from S to S' with no other definition of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7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8" text:style-name="P6">Definition-Use chain (DU chain) of variable X is of the form [X, S, S'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7">X member of DEF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0" text:style-name="P7">X member of USE(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7">live(X,S,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62" text:style-name="P5">Data flow testing requires that every DU chain be covered at least o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3" text:style-name="P5">Focuses on the validity of loop constructs</text:p>
              </text:list-item>
            </text:list>
            <text:list text:style-name="L2">
              <text:list-item>
                <text:p text:id="id164"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65" text:style-name="P6">simple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7">skip loop entir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7">only one pas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7">two passe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7">m passes through the loop where m &lt; 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7">n-1, n, n + 1 passes through the loo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71" text:style-name="P6">nes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7">Start at the innermost loop. Set all other loops to minimum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7">Work outwar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7">Continue until all loops have been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6">Concatena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7">use approach for simple loop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6">Unstructured loops (GOTO-ful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8" text:style-name="P7">redesign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5.251cm" svg:x="1.4cm" svg:y="4.914cm" presentation:class="outline" presentation:user-transformed="true">
          <draw:text-box>
            <text:list text:style-name="L2">
              <text:list-item>
                <text:p text:id="id179" text:style-name="P5">Test the functional requirements</text:p>
              </text:list-item>
            </text:list>
            <text:list text:style-name="L2">
              <text:list-item>
                <text:p text:id="id180" text:style-name="P5">Not an alternative to WBT</text:p>
              </text:list-item>
            </text:list>
            <text:list text:style-name="L2">
              <text:list-item>
                <text:p text:id="id181" text:style-name="P5">Attempts to find errors on the following categories</text:p>
              </text:list-item>
            </text:list>
            <text:list text:style-name="L2">
              <text:list-item>
                <text:list>
                  <text:list-item>
                    <text:p text:id="id182" text:style-name="P6">incorrect or missing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3" text:style-name="P6">interfa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errors in data structures or external databas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performan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initialization/termination err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187" text:style-name="P5">Performed late in the testing process</text:p>
              </text:list-item>
            </text:list>
            <text:list text:style-name="L2">
              <text:list-item>
                <text:p text:id="id188" text:style-name="P5">Focus on the information domain</text:p>
              </text:list-item>
            </text:list>
            <text:list text:style-name="L2">
              <text:list-item>
                <text:list>
                  <text:list-item>
                    <text:p text:id="id189" text:style-name="P6">How is functional validity test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0" text:style-name="P6">What classes of input will make good test cas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1" text:style-name="P6">Is the system sensitive to certain input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2" text:style-name="P6">How are boundaries of a data class isol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3" text:style-name="P6">What data rates and data volume can the system tole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4" text:style-name="P6">What effect will specific combination of data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frame presentation:style-name="pr4" draw:text-style-name="P5" draw:layer="layout" svg:width="25.199cm" svg:height="15.401cm" svg:x="1.4cm" svg:y="4.914cm" presentation:class="outline" presentation:user-transformed="true">
          <draw:text-box>
            <text:list text:style-name="L2">
              <text:list-item>
                <text:p text:id="id195" text:style-name="P5">Model objects (program or data) and their relationships as a graph</text:p>
              </text:list-item>
            </text:list>
            <text:list text:style-name="L2">
              <text:list-item>
                <text:p text:id="id196" text:style-name="P5">Nodes represent objects</text:p>
              </text:list-item>
            </text:list>
            <text:list text:style-name="L2">
              <text:list-item>
                <text:p text:id="id197" text:style-name="P5">Links/Edges represent relationships</text:p>
              </text:list-item>
            </text:list>
            <text:list text:style-name="L2">
              <text:list-item>
                <text:list>
                  <text:list-item>
                    <text:p text:id="id198" text:style-name="P6">May be labeled</text:p>
                  </text:list-item>
                </text:list>
              </text:list-item>
            </text:list>
            <text:list text:style-name="L2">
              <text:list-item>
                <text:p text:id="id199" text:style-name="P5">Test cases are derived by traversing the graph and covering each of the relationships shown in the graph</text:p>
              </text:list-item>
            </text:list>
            <text:list text:style-name="L2">
              <text:list-item>
                <text:p text:id="id200" text:style-name="P5">Relationship may be: symmetric, transitive, and reflexiv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circle draw:style-name="gr6" draw:text-style-name="P8" draw:id="id40" draw:layer="layout" svg:width="4.445cm" svg:height="4.445cm" svg:x="3.81cm" svg:y="5.08cm">
          <text:p text:style-name="P11">New file</text:p>
        </draw:circle>
        <draw:circle draw:style-name="gr6" draw:text-style-name="P8" draw:id="id41" draw:layer="layout" svg:width="4.445cm" svg:height="4.445cm" svg:x="17.78cm" svg:y="5.08cm">
          <text:p text:style-name="P11">Document </text:p>
          <text:p text:style-name="P11">window</text:p>
          <text:p text:style-name="P11"/>
        </draw:circle>
        <draw:circle draw:style-name="gr6" draw:text-style-name="P8" draw:layer="layout" svg:width="4.445cm" svg:height="4.445cm" svg:x="10.795cm" svg:y="12.7cm">
          <text:p text:style-name="P11">Document</text:p>
          <text:p text:style-name="P11">Text</text:p>
        </draw:circle>
        <draw:connector draw:style-name="gr4" draw:text-style-name="P8" draw:layer="layout" draw:type="line" svg:x1="8.255cm" svg:y1="7.302cm" svg:x2="17.78cm" svg:y2="7.302cm" draw:start-shape="id40" draw:start-glue-point="1" draw:end-shape="id41" draw:end-glue-point="3">
          <text:p text:style-name="P2"/>
        </draw:connector>
        <draw:connector draw:style-name="gr4" draw:text-style-name="P8" draw:layer="layout" draw:type="line" svg:x1="18.469cm" svg:y1="9.079cm" svg:x2="14.267cm" svg:y2="12.918cm">
          <text:p text:style-name="P2"/>
        </draw:connector>
        <draw:connector draw:style-name="gr4" draw:text-style-name="P8" draw:layer="layout" draw:type="line" svg:x1="20.002cm" svg:y1="9.525cm" svg:x2="15.149cm" svg:y2="13.904cm" draw:start-shape="id41">
          <text:p text:style-name="P2"/>
        </draw:connector>
        <draw:connector draw:style-name="gr7" draw:text-style-name="P8" draw:layer="layout" draw:type="line" svg:x1="6.032cm" svg:y1="9.525cm" svg:x2="11.05cm" svg:y2="13.54cm" draw:start-shape="id40" draw:start-glue-point="2">
          <text:p text:style-name="P2"/>
        </draw:connector>
        <draw:frame draw:style-name="gr8" draw:text-style-name="P2" draw:layer="layout" svg:width="10.795cm" svg:height="0.987cm" svg:x="7.62cm" svg:y="4.445cm">
          <draw:text-box>
            <text:p text:style-name="P2">Menu selects generates</text:p>
          </draw:text-box>
        </draw:frame>
        <draw:frame draw:style-name="gr9" draw:text-style-name="P2" draw:layer="layout" svg:width="12.065cm" svg:height="1.27cm" svg:x="8.255cm" svg:y="7.62cm">
          <draw:text-box>
            <text:p text:style-name="P2">Generation time &lt; 1 sec</text:p>
          </draw:text-box>
        </draw:frame>
        <draw:frame draw:style-name="gr8" draw:text-style-name="P2" draw:layer="layout" svg:width="8.255cm" svg:height="0.987cm" svg:x="1.27cm" svg:y="12.065cm">
          <draw:text-box>
            <text:p text:style-name="P2">Is represented as</text:p>
          </draw:text-box>
        </draw:frame>
        <draw:frame draw:style-name="gr8" draw:text-style-name="P2" draw:layer="layout" svg:width="8.89cm" svg:height="0.987cm" svg:x="10.795cm" svg:y="10.16cm">
          <draw:text-box>
            <text:p text:style-name="P2">Allows editing of</text:p>
          </draw:text-box>
        </draw:frame>
        <draw:frame draw:style-name="gr8" draw:text-style-name="P2" draw:layer="layout" svg:width="6.985cm" svg:height="0.987cm" svg:x="17.145cm" svg:y="12.7cm">
          <draw:text-box>
            <text:p text:style-name="P2">contains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Divides the input domain of a program <text:s/>into classes of data from which test cases <text:s/>can be derived</text:p>
              </text:list-item>
            </text:list>
            <text:list text:style-name="L2">
              <text:list-item>
                <text:p text:id="id202" text:style-name="P5">An ideal test case single-handedly uncovers a class of errors that might otherwise require many cases to be executed</text:p>
              </text:list-item>
            </text:list>
            <text:list text:style-name="L2">
              <text:list-item>
                <text:p text:id="id203" text:style-name="P5">Goal is to define a test case that uncovers classes of err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808cm" svg:x="1.4cm" svg:y="4.914cm" presentation:class="outline" presentation:user-transformed="true">
          <draw:text-box>
            <text:list text:style-name="L2">
              <text:list-item>
                <text:p text:id="id204" text:style-name="P5">An equivalence class is present when a relationship is symmetric, transitive, and reflexive</text:p>
              </text:list-item>
            </text:list>
            <text:list text:style-name="L2">
              <text:list-item>
                <text:p text:id="id205" text:style-name="P5">Given a set X and an equivalence relation ~ on X, the equivalence class of an element a in X is the subset of all elements in X which are equivalent to a</text:p>
              </text:list-item>
            </text:list>
            <text:list text:style-name="L2">
              <text:list-item>
                <text:list>
                  <text:list-item>
                    <text:p text:id="id206" text:style-name="P6">If X is the set of all cars, and ~ is the equivalence relation "has the same color as", then one particular equivalence class consists of all green ca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07" text:style-name="P5">Guidelines for creating equivalence classes given type of input condition</text:p>
              </text:list-item>
            </text:list>
            <text:list text:style-name="L2">
              <text:list-item>
                <text:list>
                  <text:list-item>
                    <text:p text:id="id208" text:style-name="P6"><text:span text:style-name="T4">range</text:span>: one valid, 2 invalid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9" text:style-name="P7">Within range, lesser than minimum, greater than maxim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0" text:style-name="P6"><text:span text:style-name="T4">value</text:span>: one valid, two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1" text:style-name="P6"><text:span text:style-name="T4">member of a set</text:span>: one valid and one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2" text:style-name="P6"><text:span text:style-name="T7">boolean</text:span>: one valid and one invali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13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214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215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bluesquares" presentation:presentation-page-layout-name="AL2T1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8T23:09:27</dc:date>
    <meta:print-date>2008-02-04T07:26:42</meta:print-date>
    <dc:language>en-US</dc:language>
    <meta:editing-cycles>3217</meta:editing-cycles>
    <meta:editing-duration>P3DT6H10M35S</meta:editing-duration>
    <meta:user-defined meta:name="Info 1"/>
    <meta:user-defined meta:name="Info 2"/>
    <meta:user-defined meta:name="Info 3"/>
    <meta:user-defined meta:name="Info 4"/>
    <meta:document-statistic meta:object-count="289"/>
  </office:meta>
</office:document-meta>
</file>